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1.3000001907349pt" officeooo:rsid="0011245c" officeooo:paragraph-rsid="0011245c" style:font-size-asian="11.3000001907349pt" style:font-size-complex="11.3000001907349pt"/>
    </style:style>
    <style:style style:name="P2" style:family="paragraph" style:parent-style-name="Standard">
      <style:paragraph-properties fo:text-align="justify" style:justify-single-word="false"/>
      <style:text-properties style:font-name="Arial" fo:font-size="11.3000001907349pt" officeooo:paragraph-rsid="0011245c" style:font-size-asian="11.3000001907349pt" style:font-size-complex="11.3000001907349pt"/>
    </style:style>
    <style:style style:name="P3" style:family="paragraph" style:parent-style-name="Standard">
      <style:paragraph-properties fo:text-align="justify" style:justify-single-word="false"/>
      <style:text-properties style:font-name="Arial" fo:font-size="11.3000001907349pt" officeooo:rsid="0011860f" officeooo:paragraph-rsid="00129177" style:font-size-asian="11.3000001907349pt" style:font-size-complex="11.3000001907349pt"/>
    </style:style>
    <style:style style:name="P4" style:family="paragraph" style:parent-style-name="Standard">
      <style:paragraph-properties fo:text-align="justify" style:justify-single-word="false"/>
      <style:text-properties style:font-name="Arial" fo:font-size="11.3000001907349pt" style:text-underline-style="solid" style:text-underline-width="auto" style:text-underline-color="font-color" officeooo:rsid="0011245c" officeooo:paragraph-rsid="0011245c" style:font-size-asian="11.3000001907349pt" style:font-size-complex="11.3000001907349pt"/>
    </style:style>
    <style:style style:name="P5" style:family="paragraph" style:parent-style-name="Standard">
      <style:paragraph-properties fo:text-align="justify" style:justify-single-word="false"/>
      <style:text-properties style:font-name="Arial" fo:font-size="11.3000001907349pt" style:text-underline-style="none" officeooo:rsid="0011245c" officeooo:paragraph-rsid="0011245c" style:font-size-asian="11.3000001907349pt" style:font-size-complex="11.3000001907349pt"/>
    </style:style>
    <style:style style:name="P6" style:family="paragraph" style:parent-style-name="Standard">
      <style:paragraph-properties fo:text-align="justify" style:justify-single-word="false"/>
      <style:text-properties style:font-name="Arial" fo:font-size="11.3000001907349pt" style:text-underline-style="none" officeooo:rsid="0011860f" officeooo:paragraph-rsid="0011245c" style:font-size-asian="11.3000001907349pt" style:font-size-complex="11.3000001907349pt"/>
    </style:style>
    <style:style style:name="P7" style:family="paragraph" style:parent-style-name="Standard">
      <style:paragraph-properties fo:text-align="justify" style:justify-single-word="false"/>
      <style:text-properties style:font-name="Arial" fo:font-size="11.3000001907349pt" style:text-underline-style="none" officeooo:rsid="0011860f" officeooo:paragraph-rsid="0011860f" style:font-size-asian="11.3000001907349pt" style:font-size-complex="11.3000001907349pt"/>
    </style:style>
    <style:style style:name="P8" style:family="paragraph" style:parent-style-name="Standard">
      <style:paragraph-properties fo:text-align="justify" style:justify-single-word="false"/>
      <style:text-properties style:font-name="Arial" fo:font-size="11.3000001907349pt" style:text-underline-style="none" officeooo:rsid="00129177" officeooo:paragraph-rsid="00129177" style:font-size-asian="11.3000001907349pt" style:font-size-complex="11.3000001907349pt"/>
    </style:style>
    <style:style style:name="P9" style:family="paragraph" style:parent-style-name="Standard">
      <style:paragraph-properties fo:text-align="justify" style:justify-single-word="false"/>
      <style:text-properties style:font-name="Arial" fo:font-size="11.3000001907349pt" style:text-underline-style="none" officeooo:rsid="00140b9f" officeooo:paragraph-rsid="00140b9f" style:font-size-asian="11.3000001907349pt" style:font-size-complex="11.3000001907349pt"/>
    </style:style>
    <style:style style:name="P10" style:family="paragraph" style:parent-style-name="Standard">
      <style:paragraph-properties fo:text-align="justify" style:justify-single-word="false"/>
      <style:text-properties style:font-name="Arial" fo:font-size="11.3000001907349pt" style:text-underline-style="none" officeooo:rsid="00140da1" officeooo:paragraph-rsid="00140da1" style:font-size-asian="11.3000001907349pt" style:font-size-complex="11.3000001907349pt"/>
    </style:style>
    <style:style style:name="P11" style:family="paragraph" style:parent-style-name="Standard">
      <style:paragraph-properties fo:text-align="end" style:justify-single-word="false"/>
      <style:text-properties style:font-name="Arial" fo:font-size="11.3000001907349pt" style:text-underline-style="none" officeooo:rsid="00154318" officeooo:paragraph-rsid="00154318" style:font-size-asian="11.3000001907349pt" style:font-size-complex="11.3000001907349pt"/>
    </style:style>
    <style:style style:name="P12" style:family="paragraph" style:parent-style-name="Standard">
      <style:paragraph-properties fo:text-align="start" style:justify-single-word="false"/>
      <style:text-properties style:font-name="Arial" fo:font-size="11.3000001907349pt" officeooo:rsid="0011245c" officeooo:paragraph-rsid="0011245c" style:font-size-asian="11.3000001907349pt" style:font-size-complex="11.3000001907349pt"/>
    </style:style>
    <style:style style:name="P13" style:family="paragraph" style:parent-style-name="Standard">
      <style:paragraph-properties fo:text-align="start" style:justify-single-word="false"/>
      <style:text-properties officeooo:rsid="0011245c" officeooo:paragraph-rsid="0011245c"/>
    </style:style>
    <style:style style:name="T1" style:family="text">
      <style:text-properties style:text-underline-style="none"/>
    </style:style>
    <style:style style:name="T2" style:family="text">
      <style:text-properties style:text-underline-style="none" officeooo:rsid="0011245c"/>
    </style:style>
    <style:style style:name="T3" style:family="text">
      <style:text-properties style:text-underline-style="none" officeooo:rsid="0011860f"/>
    </style:style>
    <style:style style:name="T4" style:family="text">
      <style:text-properties style:text-underline-style="none" officeooo:rsid="00127618"/>
    </style:style>
    <style:style style:name="T5" style:family="text">
      <style:text-properties style:text-underline-style="none" officeooo:rsid="00129177"/>
    </style:style>
    <style:style style:name="T6" style:family="text">
      <style:text-properties style:font-name="Arial" fo:font-size="11.3000001907349pt" style:font-size-asian="11.3000001907349pt" style:font-size-complex="11.3000001907349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Matthias HARTMANN<text:tab/><text:tab/><text:tab/><text:tab/><text:tab/><text:tab/><text:tab/> <text:s text:c="2"/>Lannion, le 07/04/2022</text:p>
      <text:p text:style-name="P12">Kerbrezant</text:p>
      <text:p text:style-name="P12">22300, PLOUBEZRE<text:tab/><text:tab/><text:tab/><text:tab/><text:tab/><text:tab/><text:tab/><text:tab/>Madame Anne Onymous</text:p>
      <text:p text:style-name="P13"><text:a xlink:type="simple" xlink:href="mailto:matthias.hartmann@iziram.fr?subject=Réponse%20à%20la%20lettre%20de%20motivation%20chez%20XAMMPLE" text:style-name="Internet_20_link" text:visited-style-name="Visited_20_Internet_20_Link"><text:span text:style-name="T6">matthias.hartmann@iziram.fr </text:span></text:a><text:span text:style-name="T6"><text:tab/><text:tab/><text:tab/><text:tab/> <text:s text:c="3"/>Responsable Ressources Humaines</text:span></text:p>
      <text:p text:style-name="P12">07 81 51 02 61<text:tab/><text:tab/><text:tab/><text:tab/><text:tab/><text:tab/><text:tab/><text:tab/><text:tab/> <text:s/>chez XAMMPLE</text:p>
      <text:p text:style-name="P1"/>
      <text:p text:style-name="P1"/>
      <text:p text:style-name="P4">Objet : Candidature spontanée pour un stage concernant le poste de « Administrateur Réseaux »</text:p>
      <text:p text:style-name="P4"/>
      <text:p text:style-name="P5">Madame,</text:p>
      <text:p text:style-name="P5"/>
      <text:p text:style-name="P2"><text:span text:style-name="T2">Je suis actuellement étudiant en formation BUT Réseaux et Télécommunications à l’IUT de Lannion. Je souhaiterais à l’avenir poursuivre mes études en école d’ingénieurs, visant plus particulièrement l’aspect « CyberSécurité » de l’informatique. Pour cela j’ai choisi le parcours « Cyber » de l’IUT. En plus de cette formation je souhaiterais approfondir mes </text:span><text:span text:style-name="T3">compétences</text:span><text:span text:style-name="T2"> en réseaux </text:span><text:span text:style-name="T3">qui sont, pour l’instant, essentiellement théorique. C’est pourquoi je vous présente ma candidature pour un stage en rapport avec ces compétences.</text:span></text:p>
      <text:p text:style-name="P6"/>
      <text:p text:style-name="P7">De part le contenu de ma formation, je serais apte à mettre en place des réseaux ou bien les administrer. Je suis aussi capable de gérer la mise en production de certains services sur un serveur, cela comprend par exemple un serveur web avec Apache2 ou une base de données PostgreSQL.</text:p>
      <text:p text:style-name="P7">De plus, j’ai pu découvrir,en dehors de ma formation, la programmation. Cette compétence m’a permis de développer mon autonomie et la gestion de mon temps. J’ai aussi appris à utiliser des outils outils externes comme l’outil de versionnage « Git », ou l’outil d’organisation « Trello ».</text:p>
      <text:p text:style-name="P7"/>
      <text:p text:style-name="P3"><text:span text:style-name="T1">Ces compétences et outils ont été mis en applications dans différents projets auxquels j’ai pu prendre part. </text:span><text:span text:style-name="T4">J’ai pu développer des programmes en free-lance pour des clients, ce qui implique de savoir respecter un cahier des charges, </text:span><text:span text:style-name="T5">produire une solution dans les délais et surtout communiquer avec le client. Au niveau technique, mes projets personnels sont très axé sur la programmation, que ce soit des interfaces hommes-machines en python et Java ou alors des scripts afin de faciliter le développement (Extensions VSCode en TypeScript). Néanmoins j’ai pu participer à des projets plus liés aux réseaux et télécoms. Cela comprend alors la création d’un outil de supervision des activités réseaux d’un serveur ou <text:s/>la mise en place d’un réseau professionnel. </text:span></text:p>
      <text:p text:style-name="P8"/>
      <text:p text:style-name="P9">L’informatique n’est pas que le thème de mes études mais aussi une passion qui partage ma vie depuis maintenant 5 ans. Je m’intéresse à beaucoup de catégories de l’informatique cependant je consacre majoritairement mon temps à la programmation. Néanmoins l’informatique n’est pas la seule chose qui occupe mon temps libre. Je pratique depuis 8 ans l’escrime, j’ai pu faire quelques compétitions nationales mais depuis 2 ans je préfère pratiquer en loisir tout en encadrant et arbitrant <text:s/>les jeunes. Enfin lorsque je <text:s/>suis ni en train de programmer ni à l’escrime, je me divertie à l’aide de animés japonais ou de jeux vidéos.</text:p>
      <text:p text:style-name="P9"/>
      <text:p text:style-name="P10">Je souhaiterais alors mettre à profit mes compétences et aptitudes personnelles au sein de votre entreprise lors de mon stage l’année prochaine.</text:p>
      <text:p text:style-name="P10"/>
      <text:p text:style-name="P10">Je vous remercie sincèrement d’avoir accordé de votre temps à la lecture de ma candidature, si celle-ci vous intéresse je suis à votre disposition afin de vous rencontrer lors d’un entretien. </text:p>
      <text:p text:style-name="P10"/>
      <text:p text:style-name="P10">Je vous prie d’agréer, Madame, l’assurance de ma considération respectueuse. </text:p>
      <text:p text:style-name="P10"/>
      <text:p text:style-name="P11">HARTMANN Matthia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27T19:55:17.718000000</meta:creation-date>
    <dc:date>2022-04-28T08:01:09.069000000</dc:date>
    <meta:editing-duration>PT3M56S</meta:editing-duration>
    <meta:editing-cycles>3</meta:editing-cycles>
    <meta:generator>LibreOffice/7.0.3.1$Windows_X86_64 LibreOffice_project/d7547858d014d4cf69878db179d326fc3483e082</meta:generator>
    <dc:creator>Matthias Hartmann</dc:creator>
    <meta:document-statistic meta:table-count="0" meta:image-count="0" meta:object-count="0" meta:page-count="1" meta:paragraph-count="16" meta:word-count="499" meta:character-count="3220" meta:non-whitespace-character-count="2697"/>
  </office:meta>
</office:document-meta>
</file>